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2cm" svg:height="6.4cm" svg:x="1.7cm" svg:y="2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6cm" svg:height="1.5cm" svg:x="2.5cm" svg:y="3.6cm">
            <text:p text:style-name="P1">Parsowanie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1" draw:layer="layout" svg:width="4.9cm" svg:height="1.7cm" svg:x="2.1cm" svg:y="6.2cm">
            <text:p text:style-name="P1">Tworzenie AST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3" draw:layer="layout" svg:width="6cm" svg:height="0.962cm" svg:x="2.2cm" svg:y="2.538cm">
            <draw:text-box>
              <text:p>Dla każdego pliku</text:p>
            </draw:text-box>
          </draw:frame>
        </draw:g>
        <draw:g>
          <draw:custom-shape draw:style-name="gr1" draw:text-style-name="P1" draw:layer="layout" svg:width="6.8cm" svg:height="4cm" svg:x="11.501cm" svg:y="7.50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2cm" svg:height="1.4cm" svg:x="12.201cm" svg:y="9.101cm">
            <text:p text:style-name="P1">ImportWalker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3" draw:layer="layout" svg:width="6cm" svg:height="0.962cm" svg:x="12.301cm" svg:y="7.839cm">
            <draw:text-box>
              <text:p>Dla każdego pliku</text:p>
            </draw:text-box>
          </draw:frame>
          <draw:custom-shape draw:style-name="gr1" draw:text-style-name="P1" draw:layer="layout" svg:width="6.8cm" svg:height="4cm" svg:x="11.5cm" svg:y="7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2cm" svg:height="1.4cm" svg:x="12.2cm" svg:y="9.1cm">
            <text:p text:style-name="P1">ImportWalker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3" draw:layer="layout" svg:width="6cm" svg:height="0.962cm" svg:x="12.3cm" svg:y="7.838cm">
            <draw:text-box>
              <text:p>Dla każdego pliku</text:p>
            </draw:text-box>
          </draw:frame>
        </draw:g>
        <draw:g>
          <draw:custom-shape draw:style-name="gr1" draw:text-style-name="P1" draw:layer="layout" svg:width="6.8cm" svg:height="4cm" svg:x="7cm" svg:y="13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6cm" svg:height="1.5cm" svg:x="7.6cm" svg:y="14.7cm">
            <text:p text:style-name="P1">ContexTreeWalker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3" draw:layer="layout" svg:width="6cm" svg:height="0.962cm" svg:x="7.8cm" svg:y="13.338cm">
            <draw:text-box>
              <text:p>Dla każdego pliku</text:p>
            </draw:text-box>
          </draw:frame>
        </draw:g>
        <draw:g>
          <draw:custom-shape draw:style-name="gr1" draw:text-style-name="P1" draw:layer="layout" svg:width="6.8cm" svg:height="4cm" svg:x="7.1cm" svg:y="19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6cm" svg:height="1.5cm" svg:x="7.7cm" svg:y="20.8cm">
            <text:p text:style-name="P1">Rendering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3" draw:layer="layout" svg:width="6cm" svg:height="0.962cm" svg:x="7.9cm" svg:y="19.438cm">
            <draw:text-box>
              <text:p>Dla każdego pliku</text:p>
            </draw:text-box>
          </draw:frame>
        </draw:g>
        <draw:line draw:style-name="gr4" draw:text-style-name="P1" draw:layer="layout" svg:x1="9.3cm" svg:y1="4.4cm" svg:x2="12.6cm" svg:y2="7.1cm">
          <text:p/>
        </draw:line>
        <draw:line draw:style-name="gr4" draw:text-style-name="P1" draw:layer="layout" svg:x1="10.9cm" svg:y1="9.7cm" svg:x2="9.6cm" svg:y2="12.8cm">
          <text:p/>
        </draw:line>
        <draw:line draw:style-name="gr4" draw:text-style-name="P1" draw:layer="layout" svg:x1="9.6cm" svg:y1="17.6cm" svg:x2="9.6cm" svg:y2="1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5T00:59:13</meta:creation-date>
    <dc:date>2012-09-25T01:07:34</dc:date>
    <meta:editing-duration>P0D</meta:editing-duration>
    <meta:editing-cycles>1</meta:editing-cycles>
    <meta:document-statistic meta:object-count="23"/>
    <meta:generator>LibreOffice/3.5$Linux_X86_64 LibreOffice_project/350m1$Build-2</meta:generator>
  </office:meta>
</office:document-meta>
</file>